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lindTest" style:family="table">
      <style:table-properties style:width="17.013cm" fo:margin-left="0cm" fo:margin-right="-0.012cm" table:align="margins" style:shadow="none"/>
    </style:style>
    <style:style style:name="BlindTest.A" style:family="table-column">
      <style:table-column-properties style:column-width="1.886cm" style:rel-column-width="1069*"/>
    </style:style>
    <style:style style:name="BlindTest.B" style:family="table-column">
      <style:table-column-properties style:column-width="2.374cm" style:rel-column-width="1346*"/>
    </style:style>
    <style:style style:name="BlindTest.C" style:family="table-column">
      <style:table-column-properties style:column-width="5.159cm" style:rel-column-width="2925*"/>
    </style:style>
    <style:style style:name="BlindTest.D" style:family="table-column">
      <style:table-column-properties style:column-width="1.72cm" style:rel-column-width="975*"/>
    </style:style>
    <style:style style:name="BlindTest.E" style:family="table-column">
      <style:table-column-properties style:column-width="3.138cm" style:rel-column-width="1779*"/>
    </style:style>
    <style:style style:name="BlindTest.F" style:family="table-column">
      <style:table-column-properties style:column-width="2.736cm" style:rel-column-width="1551*"/>
    </style:style>
    <style:style style:name="BlindTest.A1" style:family="table-cell">
      <style:table-cell-properties fo:padding="0.097cm" fo:border-left="0.002cm solid #999999" fo:border-right="none" fo:border-top="0.002cm solid #999999" fo:border-bottom="0.002cm solid #999999"/>
    </style:style>
    <style:style style:name="BlindTest.F1" style:family="table-cell">
      <style:table-cell-properties fo:padding="0.097cm" fo:border="0.002cm solid #999999"/>
    </style:style>
    <style:style style:name="BlindTest.A2" style:family="table-cell" style:data-style-name="N0">
      <style:table-cell-properties fo:padding="0.097cm" fo:border-left="0.002cm solid #b2b2b2" fo:border-right="none" fo:border-top="none" fo:border-bottom="0.002cm solid #b2b2b2"/>
    </style:style>
    <style:style style:name="BlindTest.B2" style:family="table-cell">
      <style:table-cell-properties fo:padding="0.097cm" fo:border-left="0.002cm solid #b2b2b2" fo:border-right="none" fo:border-top="none" fo:border-bottom="0.002cm solid #b2b2b2"/>
    </style:style>
    <style:style style:name="BlindTest.F2" style:family="table-cell" style:data-style-name="N0">
      <style:table-cell-properties fo:padding="0.097cm" fo:border-left="0.002cm solid #b2b2b2" fo:border-right="0.002cm solid #b2b2b2" fo:border-top="none" fo:border-bottom="0.002cm solid #b2b2b2"/>
    </style:style>
    <style:style style:name="Tabla1" style:family="table">
      <style:table-properties style:width="17.013cm" fo:margin-left="0cm" fo:margin-right="-0.012cm" table:align="margins" style:shadow="none"/>
    </style:style>
    <style:style style:name="Tabla1.A" style:family="table-column">
      <style:table-column-properties style:column-width="1.879cm" style:rel-column-width="1065*"/>
    </style:style>
    <style:style style:name="Tabla1.B" style:family="table-column">
      <style:table-column-properties style:column-width="2.672cm" style:rel-column-width="1515*"/>
    </style:style>
    <style:style style:name="Tabla1.C" style:family="table-column">
      <style:table-column-properties style:column-width="4.815cm" style:rel-column-width="2730*"/>
    </style:style>
    <style:style style:name="Tabla1.D" style:family="table-column">
      <style:table-column-properties style:column-width="1.773cm" style:rel-column-width="1005*"/>
    </style:style>
    <style:style style:name="Tabla1.E" style:family="table-column">
      <style:table-column-properties style:column-width="3.016cm" style:rel-column-width="1710*"/>
    </style:style>
    <style:style style:name="Tabla1.F" style:family="table-column">
      <style:table-column-properties style:column-width="2.858cm" style:rel-column-width="1620*"/>
    </style:style>
    <style:style style:name="Tabla1.A1" style:family="table-cell">
      <style:table-cell-properties fo:padding="0.097cm" fo:border-left="0.002cm solid #999999" fo:border-right="none" fo:border-top="0.002cm solid #999999" fo:border-bottom="0.002cm solid #999999"/>
    </style:style>
    <style:style style:name="Tabla1.F1" style:family="table-cell">
      <style:table-cell-properties fo:padding="0.097cm" fo:border="0.002cm solid #999999"/>
    </style:style>
    <style:style style:name="Tabla1.A2" style:family="table-cell" style:data-style-name="N0">
      <style:table-cell-properties fo:padding="0.097cm" fo:border-left="0.002cm solid #b2b2b2" fo:border-right="none" fo:border-top="none" fo:border-bottom="0.002cm solid #b2b2b2"/>
    </style:style>
    <style:style style:name="Tabla1.B2" style:family="table-cell">
      <style:table-cell-properties fo:padding="0.097cm" fo:border-left="0.002cm solid #b2b2b2" fo:border-right="none" fo:border-top="none" fo:border-bottom="0.002cm solid #b2b2b2"/>
    </style:style>
    <style:style style:name="Tabla1.F2" style:family="table-cell" style:data-style-name="N0">
      <style:table-cell-properties fo:padding="0.097cm" fo:border-left="0.002cm solid #b2b2b2" fo:border-right="0.002cm solid #b2b2b2" fo:border-top="none" fo:border-bottom="0.002cm solid #b2b2b2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lindTest" table:style-name="BlindTest">
        <table:table-column table:style-name="BlindTest.A"/>
        <table:table-column table:style-name="BlindTest.B"/>
        <table:table-column table:style-name="BlindTest.C"/>
        <table:table-column table:style-name="BlindTest.D"/>
        <table:table-column table:style-name="BlindTest.E"/>
        <table:table-column table:style-name="BlindTest.F"/>
        <table:table-header-rows>
          <table:table-row>
            <table:table-cell table:style-name="BlindTest.A1" office:value-type="string">
              <text:p text:style-name="P1">ID</text:p>
            </table:table-cell>
            <table:table-cell table:style-name="BlindTest.A1" office:value-type="string">
              <text:p text:style-name="P1">Name</text:p>
            </table:table-cell>
            <table:table-cell table:style-name="BlindTest.A1" office:value-type="string">
              <text:p text:style-name="P1">Preconditions</text:p>
            </table:table-cell>
            <table:table-cell table:style-name="BlindTest.A1" office:value-type="string">
              <text:p text:style-name="P1">Data</text:p>
            </table:table-cell>
            <table:table-cell table:style-name="BlindTest.A1" office:value-type="string">
              <text:p text:style-name="P1">Expect result</text:p>
            </table:table-cell>
            <table:table-cell table:style-name="BlindTest.F1" office:value-type="string">
              <text:p text:style-name="P1">Actual result</text:p>
            </table:table-cell>
          </table:table-row>
        </table:table-header-rows>
        <table:table-row>
          <table:table-cell table:style-name="BlindTest.A2" office:value-type="float" office:value="1">
            <text:p text:style-name="Table_20_Contents">1</text:p>
          </table:table-cell>
          <table:table-cell table:style-name="BlindTest.B2" office:value-type="string">
            <text:p text:style-name="Table_20_Contents">Raise</text:p>
          </table:table-cell>
          <table:table-cell table:style-name="BlindTest.B2" office:value-type="string">
            <text:p text:style-name="Table_20_Contents">new Blind(“b”, 100)</text:p>
          </table:table-cell>
          <table:table-cell table:style-name="BlindTest.A2" office:value-type="float" office:value="50">
            <text:p text:style-name="Table_20_Contents">50</text:p>
          </table:table-cell>
          <table:table-cell table:style-name="BlindTest.A2" office:value-type="float" office:value="100">
            <text:p text:style-name="Table_20_Contents">100</text:p>
          </table:table-cell>
          <table:table-cell table:style-name="BlindTest.F2" office:value-type="float" office:value="100">
            <text:p text:style-name="Table_20_Contents">100</text:p>
          </table:table-cell>
        </table:table-row>
        <table:table-row>
          <table:table-cell table:style-name="BlindTest.A2" office:value-type="float" office:value="2">
            <text:p text:style-name="Table_20_Contents">2</text:p>
          </table:table-cell>
          <table:table-cell table:style-name="BlindTest.B2" office:value-type="string">
            <text:p text:style-name="Table_20_Contents">RaiseLimit2</text:p>
          </table:table-cell>
          <table:table-cell table:style-name="BlindTest.B2" office:value-type="string">
            <text:p text:style-name="Table_20_Contents">Actually percent 50</text:p>
          </table:table-cell>
          <table:table-cell table:style-name="BlindTest.A2" office:value-type="float" office:value="-150">
            <text:p text:style-name="Table_20_Contents">-150</text:p>
          </table:table-cell>
          <table:table-cell table:style-name="BlindTest.A2" office:value-type="float" office:value="0">
            <text:p text:style-name="Table_20_Contents">0</text:p>
          </table:table-cell>
          <table:table-cell table:style-name="BlindTest.F2" office:value-type="float" office:value="-50">
            <text:p text:style-name="Table_20_Contents">-50</text:p>
          </table:table-cell>
        </table:table-row>
        <table:table-row>
          <table:table-cell table:style-name="BlindTest.A2" office:value-type="float" office:value="3">
            <text:p text:style-name="Table_20_Contents">3</text:p>
          </table:table-cell>
          <table:table-cell table:style-name="BlindTest.B2" office:value-type="string">
            <text:p text:style-name="Table_20_Contents">RaiseLimit3</text:p>
          </table:table-cell>
          <table:table-cell table:style-name="BlindTest.B2" office:value-type="string">
            <text:p text:style-name="Table_20_Contents">Actually percent -100</text:p>
          </table:table-cell>
          <table:table-cell table:style-name="BlindTest.A2" office:value-type="float" office:value="250">
            <text:p text:style-name="Table_20_Contents">250</text:p>
          </table:table-cell>
          <table:table-cell table:style-name="BlindTest.A2" office:value-type="float" office:value="100">
            <text:p text:style-name="Table_20_Contents">100</text:p>
          </table:table-cell>
          <table:table-cell table:style-name="BlindTest.F2" office:value-type="float" office:value="100">
            <text:p text:style-name="Table_20_Contents">100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1">ID</text:p>
            </table:table-cell>
            <table:table-cell table:style-name="Tabla1.A1" office:value-type="string">
              <text:p text:style-name="P1">Name</text:p>
            </table:table-cell>
            <table:table-cell table:style-name="Tabla1.A1" office:value-type="string">
              <text:p text:style-name="P1">Preconditions</text:p>
            </table:table-cell>
            <table:table-cell table:style-name="Tabla1.A1" office:value-type="string">
              <text:p text:style-name="P1">Data</text:p>
            </table:table-cell>
            <table:table-cell table:style-name="Tabla1.A1" office:value-type="string">
              <text:p text:style-name="P1">Expect result</text:p>
            </table:table-cell>
            <table:table-cell table:style-name="Tabla1.F1" office:value-type="string">
              <text:p text:style-name="P1">Actual result</text:p>
            </table:table-cell>
          </table:table-row>
        </table:table-header-rows>
        <table:table-row>
          <table:table-cell table:style-name="Tabla1.A2" office:value-type="float" office:value="1">
            <text:p text:style-name="Table_20_Contents">1</text:p>
          </table:table-cell>
          <table:table-cell table:style-name="Tabla1.B2" office:value-type="string">
            <text:p text:style-name="Table_20_Contents">Lower</text:p>
          </table:table-cell>
          <table:table-cell table:style-name="Tabla1.B2" office:value-type="string">
            <text:p text:style-name="Table_20_Contents">new Blind(“b”, 100)</text:p>
          </table:table-cell>
          <table:table-cell table:style-name="Tabla1.A2" office:value-type="float" office:value="50">
            <text:p text:style-name="Table_20_Contents">50</text:p>
          </table:table-cell>
          <table:table-cell table:style-name="Tabla1.A2" office:value-type="float" office:value="50">
            <text:p text:style-name="Table_20_Contents">50</text:p>
          </table:table-cell>
          <table:table-cell table:style-name="Tabla1.F2" office:value-type="float" office:value="50">
            <text:p text:style-name="Table_20_Contents">50</text:p>
          </table:table-cell>
        </table:table-row>
        <table:table-row>
          <table:table-cell table:style-name="Tabla1.A2" office:value-type="float" office:value="2">
            <text:p text:style-name="Table_20_Contents">2</text:p>
          </table:table-cell>
          <table:table-cell table:style-name="Tabla1.B2" office:value-type="string">
            <text:p text:style-name="Table_20_Contents">LowerLimit2</text:p>
          </table:table-cell>
          <table:table-cell table:style-name="Tabla1.B2" office:value-type="string">
            <text:p text:style-name="Table_20_Contents">Actually percent 0</text:p>
          </table:table-cell>
          <table:table-cell table:style-name="Tabla1.A2" office:value-type="float" office:value="-150">
            <text:p text:style-name="Table_20_Contents">-150</text:p>
          </table:table-cell>
          <table:table-cell table:style-name="Tabla1.A2" office:value-type="float" office:value="100">
            <text:p text:style-name="Table_20_Contents">100</text:p>
          </table:table-cell>
          <table:table-cell table:style-name="Tabla1.F2" office:value-type="float" office:value="200">
            <text:p text:style-name="Table_20_Contents">200</text:p>
          </table:table-cell>
        </table:table-row>
        <table:table-row>
          <table:table-cell table:style-name="Tabla1.A2" office:value-type="float" office:value="3">
            <text:p text:style-name="Table_20_Contents">3</text:p>
          </table:table-cell>
          <table:table-cell table:style-name="Tabla1.B2" office:value-type="string">
            <text:p text:style-name="Table_20_Contents">LowerLimit3</text:p>
          </table:table-cell>
          <table:table-cell table:style-name="Tabla1.B2" office:value-type="string">
            <text:p text:style-name="Table_20_Contents">Actually percent -100</text:p>
          </table:table-cell>
          <table:table-cell table:style-name="Tabla1.A2" office:value-type="float" office:value="250">
            <text:p text:style-name="Table_20_Contents">25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5-03T19:21:50.37</meta:creation-date>
    <meta:document-statistic meta:table-count="2" meta:image-count="0" meta:object-count="0" meta:page-count="1" meta:paragraph-count="48" meta:word-count="64" meta:character-count="321"/>
    <dc:date>2021-05-03T21:05:14.37</dc:date>
    <dc:creator>Juan Fco. Losa Marquez</dc:creator>
    <meta:editing-duration>PT27M1S</meta:editing-duration>
    <meta:editing-cycles>1</meta:editing-cycles>
    <meta:generator>OpenOffice/4.1.9$Win32 OpenOffice.org_project/419m1$Build-9805</meta:generator>
  </office:meta>
</office:document-meta>
</file>